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eet_wid</text:p>
          </table:table-cell>
          <table:table-cell office:value-type="string" calcext:value-type="string">
            <text:p>sidewalk_wid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build_ident</text:p>
          </table:table-cell>
          <table:table-cell office:value-type="string" calcext:value-type="string">
            <text:p>trees</text:p>
          </table:table-cell>
        </table:table-row>
        <table:table-row table:style-name="ro2">
          <table:table-cell table:style-name="ce1" office:value-type="string" calcext:value-type="string">
            <text:p>https://contribua.org/bairros/norte/centro/R._Maciel_Pinheiro_248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%C3%BAjo_37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03.jpg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13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03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03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2.jpg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70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2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93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2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5.jp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315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2.jpg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31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93.jp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18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s://contribua.org/bairros/norte/centro/R._Manoel_Pereira_de_Araújo_392_112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03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03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13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70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s://contribua.org/bairros/norte/centro/R._Manoel_Pereira_de_Araújo_300_13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27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2.jpg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9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180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2.jpg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90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135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31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03.jpg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31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0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03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03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2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03.jpg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03.jpg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11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135.jpg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7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2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ttps://contribua.org/bairros/norte/centro/Av._Mal._Floriano_Peixoto_445_22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445_29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4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480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549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549_293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5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58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660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66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691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691_293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8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813_293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826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826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912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912_20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9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913_29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_225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_293.jpg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_45.jpg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61_13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61_225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61_22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61_315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305_13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305_22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305_293.jp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305_45.jp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436_135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436_20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436_22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436_315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66_135.jpg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66_22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66_315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66_4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0:33:01.7869039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8:43.890187785</meta:creation-date>
    <dc:date>2017-11-14T11:03:11.921414705</dc:date>
    <meta:editing-duration>PT1H36M22S</meta:editing-duration>
    <meta:editing-cycles>102</meta:editing-cycles>
    <meta:generator>LibreOffice/5.1.6.2$Linux_X86_64 LibreOffice_project/10m0$Build-2</meta:generator>
    <meta:document-statistic meta:table-count="1" meta:cell-count="646" meta:object-count="0"/>
  </office:meta>
</office:document-meta>
</file>